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njaliOldLipi" officeooo:rsid="000e7275" officeooo:paragraph-rsid="000e7275"/>
    </style:style>
    <style:style style:name="P2" style:family="paragraph" style:parent-style-name="Standard">
      <style:text-properties officeooo:paragraph-rsid="001243b5"/>
    </style:style>
    <style:style style:name="P3" style:family="paragraph" style:parent-style-name="Standard">
      <style:text-properties officeooo:paragraph-rsid="00137b62"/>
    </style:style>
    <style:style style:name="P4" style:family="paragraph" style:parent-style-name="Standard">
      <style:text-properties officeooo:paragraph-rsid="002364a4"/>
    </style:style>
    <style:style style:name="P5" style:family="paragraph" style:parent-style-name="Standard">
      <style:text-properties officeooo:paragraph-rsid="00156400"/>
    </style:style>
    <style:style style:name="P6" style:family="paragraph" style:parent-style-name="Standard">
      <style:text-properties officeooo:paragraph-rsid="002b6690"/>
    </style:style>
    <style:style style:name="P7" style:family="paragraph" style:parent-style-name="Standard">
      <style:text-properties officeooo:paragraph-rsid="002bc710"/>
    </style:style>
    <style:style style:name="P8" style:family="paragraph" style:parent-style-name="Standard">
      <style:text-properties officeooo:paragraph-rsid="002d67d1"/>
    </style:style>
    <style:style style:name="P9" style:family="paragraph" style:parent-style-name="Standard">
      <style:text-properties officeooo:paragraph-rsid="002edf54"/>
    </style:style>
    <style:style style:name="P10" style:family="paragraph" style:parent-style-name="Standard">
      <style:text-properties officeooo:paragraph-rsid="002edf54"/>
    </style:style>
    <style:style style:name="P11" style:family="paragraph" style:parent-style-name="Standard">
      <style:text-properties officeooo:paragraph-rsid="0032f43b"/>
    </style:style>
    <style:style style:name="P12" style:family="paragraph" style:parent-style-name="Standard">
      <style:text-properties officeooo:paragraph-rsid="003414cd"/>
    </style:style>
    <style:style style:name="P13" style:family="paragraph" style:parent-style-name="Standard">
      <style:text-properties officeooo:paragraph-rsid="003506aa"/>
    </style:style>
    <style:style style:name="T1" style:family="text">
      <style:text-properties style:font-name="AnjaliOldLipi" officeooo:rsid="000e7275"/>
    </style:style>
    <style:style style:name="T2" style:family="text">
      <style:text-properties style:font-name="AnjaliOldLipi" officeooo:rsid="00137b62"/>
    </style:style>
    <style:style style:name="T3" style:family="text">
      <style:text-properties style:font-name="AnjaliOldLipi" fo:font-weight="normal" officeooo:rsid="00137b62" style:font-weight-asian="normal" style:font-weight-complex="normal"/>
    </style:style>
    <style:style style:name="T4" style:family="text">
      <style:text-properties style:font-name="AnjaliOldLipi" fo:font-weight="normal" officeooo:rsid="00156400" style:font-weight-asian="normal" style:font-weight-complex="normal"/>
    </style:style>
    <style:style style:name="T5" style:family="text">
      <style:text-properties style:font-name="AnjaliOldLipi" fo:font-weight="normal" officeooo:rsid="001699a4" style:font-weight-asian="normal" style:font-weight-complex="normal"/>
    </style:style>
    <style:style style:name="T6" style:family="text">
      <style:text-properties style:font-name="AnjaliOldLipi" fo:font-weight="normal" officeooo:rsid="0019ad02" style:font-weight-asian="normal" style:font-weight-complex="normal"/>
    </style:style>
    <style:style style:name="T7" style:family="text">
      <style:text-properties style:font-name="AnjaliOldLipi" fo:font-weight="normal" officeooo:rsid="001d1081" style:font-weight-asian="normal" style:font-weight-complex="normal"/>
    </style:style>
    <style:style style:name="T8" style:family="text">
      <style:text-properties style:font-name="AnjaliOldLipi" fo:font-weight="normal" officeooo:rsid="001ddbae" style:font-weight-asian="normal" style:font-weight-complex="normal"/>
    </style:style>
    <style:style style:name="T9" style:family="text">
      <style:text-properties style:font-name="AnjaliOldLipi" fo:font-weight="normal" officeooo:rsid="001f51b1" style:font-weight-asian="normal" style:font-weight-complex="normal"/>
    </style:style>
    <style:style style:name="T10" style:family="text">
      <style:text-properties style:font-name="AnjaliOldLipi" fo:font-weight="normal" officeooo:rsid="00200cc6" style:font-weight-asian="normal" style:font-weight-complex="normal"/>
    </style:style>
    <style:style style:name="T11" style:family="text">
      <style:text-properties style:font-name="AnjaliOldLipi" fo:font-weight="normal" officeooo:rsid="00218c72" style:font-weight-asian="normal" style:font-weight-complex="normal"/>
    </style:style>
    <style:style style:name="T12" style:family="text">
      <style:text-properties style:font-name="AnjaliOldLipi" fo:font-weight="normal" officeooo:rsid="0021e82e" style:font-weight-asian="normal" style:font-weight-complex="normal"/>
    </style:style>
    <style:style style:name="T13" style:family="text">
      <style:text-properties style:font-name="AnjaliOldLipi" fo:font-weight="normal" officeooo:rsid="002364a4" style:font-weight-asian="normal" style:font-weight-complex="normal"/>
    </style:style>
    <style:style style:name="T14" style:family="text">
      <style:text-properties style:font-name="AnjaliOldLipi" fo:font-weight="normal" officeooo:rsid="002b6690" style:font-weight-asian="normal" style:font-weight-complex="normal"/>
    </style:style>
    <style:style style:name="T15" style:family="text">
      <style:text-properties style:font-name="AnjaliOldLipi" fo:font-weight="normal" officeooo:rsid="002d67d1" style:font-weight-asian="normal" style:font-weight-complex="normal"/>
    </style:style>
    <style:style style:name="T16" style:family="text">
      <style:text-properties style:font-name="AnjaliOldLipi" fo:font-weight="normal" officeooo:rsid="002edf54" style:font-weight-asian="normal" style:font-weight-complex="normal"/>
    </style:style>
    <style:style style:name="T17" style:family="text">
      <style:text-properties style:font-name="AnjaliOldLipi" fo:font-weight="normal" officeooo:rsid="0032f43b" style:font-weight-asian="normal" style:font-weight-complex="normal"/>
    </style:style>
    <style:style style:name="T18" style:family="text">
      <style:text-properties style:font-name="AnjaliOldLipi" fo:font-weight="normal" officeooo:rsid="003414cd" style:font-weight-asian="normal" style:font-weight-complex="normal"/>
    </style:style>
    <style:style style:name="T19" style:family="text">
      <style:text-properties style:font-name="AnjaliOldLipi" fo:font-weight="normal" officeooo:rsid="003506aa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ags </text:p>
      <text:p text:style-name="P1"/>
      <text:p text:style-name="P2"><text:span text:style-name="T1">bandit </text:span><text:span text:style-name="T2">0→ 1</text:span><text:span text:style-name="T1">: NH2SXQwcBdpmTEzi3bvBHMM9H66vVXjL</text:span></text:p>
      <text:p text:style-name="P3"><text:span text:style-name="Strong_20_Emphasis"><text:span text:style-name="T2">bandit 1 → 2: </text:span></text:span><text:span text:style-name="Strong_20_Emphasis"><text:span text:style-name="T3">rRGizSaX8Mk1RTb1CNQoXTcYZWU6lgzi</text:span></text:span></text:p>
      <text:p text:style-name="P3"><text:span text:style-name="Strong_20_Emphasis"><text:span text:style-name="T3">bandit 2 → 3: aBZ0W5EmUfAf7kHTQeOwd8bauFJ2lAiG</text:span></text:span></text:p>
      <text:p text:style-name="P5"><text:span text:style-name="Strong_20_Emphasis"><text:span text:style-name="T4">bandit 3 → 4: 2EW7BBsr6aMMoJ2HjW067dm8EgX26xNe </text:span></text:span><text:span text:style-name="Strong_20_Emphasis"><text:span text:style-name="T14">(essa é a senha para entrar no bandit4) </text:span></text:span></text:p>
      <text:p text:style-name="P6"><text:span text:style-name="Strong_20_Emphasis"><text:span text:style-name="T14">bandit 4 → 5: </text:span></text:span><text:span text:style-name="Strong_20_Emphasis"><text:span text:style-name="T4">lrIWWI6bB37kxfiCQZqUdOIYfr6eEeqR</text:span></text:span></text:p>
      <text:p text:style-name="P7"><text:span text:style-name="Strong_20_Emphasis"><text:span text:style-name="T5">bandit 5 → 6 </text:span></text:span><text:span text:style-name="Strong_20_Emphasis"><text:span text:style-name="T6">P4L4vucdmLnm8I7Vl7jG1ApGSfjYKqJU</text:span></text:span></text:p>
      <text:p text:style-name="P7"><text:span text:style-name="Strong_20_Emphasis"><text:span text:style-name="T6">bandit 6 → 7: </text:span></text:span><text:span text:style-name="Strong_20_Emphasis"><text:span text:style-name="T7">z7WtoNQU2XfjmMtWA8u5rN4vzqu4v99S</text:span></text:span></text:p>
      <text:p text:style-name="P7"><text:span text:style-name="Strong_20_Emphasis"><text:span text:style-name="T7">bandit 7 → 8: </text:span></text:span><text:span text:style-name="Strong_20_Emphasis"><text:span text:style-name="T8">TESKZC0XvTetK0S9xNwm25STk5iWrBvP</text:span></text:span></text:p>
      <text:p text:style-name="P7"><text:span text:style-name="Strong_20_Emphasis"><text:span text:style-name="T8">bandit 8 → 9: </text:span></text:span><text:span text:style-name="Strong_20_Emphasis"><text:span text:style-name="T9">EN632PlfYiZbn3PhVK3XOGSlNInNE00t</text:span></text:span></text:p>
      <text:p text:style-name="P7"><text:span text:style-name="Strong_20_Emphasis"><text:span text:style-name="T9">bandit 9 → 10: </text:span></text:span><text:span text:style-name="Strong_20_Emphasis"><text:span text:style-name="T10">G7w8LIi6J3kTb8A7j9LgrywtEUlyyp6s</text:span></text:span></text:p>
      <text:p text:style-name="P7"><text:span text:style-name="Strong_20_Emphasis"><text:span text:style-name="T10">bandit 10 → 11: </text:span></text:span><text:span text:style-name="Strong_20_Emphasis"><text:span text:style-name="T11">6zPeziLdR2RKNdNYFNb6nVCKzphlXHBM</text:span></text:span></text:p>
      <text:p text:style-name="P7"><text:span text:style-name="Strong_20_Emphasis"><text:span text:style-name="T11">bandit 11 → 12: <text:s/></text:span></text:span><text:span text:style-name="Strong_20_Emphasis"><text:span text:style-name="T12">JVNBBFSmZwKKOP0XbFXOoW8chDz5yVRv</text:span></text:span></text:p>
      <text:p text:style-name="P7"><text:span text:style-name="Strong_20_Emphasis"><text:span text:style-name="T12">bandit 12 → 13: </text:span></text:span><text:span text:style-name="Strong_20_Emphasis"><text:span text:style-name="T13">wbWdlBxEir4CaE8LaPhauuOo6pwRmrDw</text:span></text:span></text:p>
      <text:p text:style-name="P4"><text:span text:style-name="Strong_20_Emphasis"><text:span text:style-name="T13">bandit 13 → 14: fGrHPx402xGC7U7rXKDaxiWFTOiF0ENq</text:span></text:span></text:p>
      <text:p text:style-name="P8"><text:span text:style-name="Strong_20_Emphasis"><text:span text:style-name="T15">bandit 14 → 15: jN2kgmIXJ6fShzhT2avhotn4Zcka6tnt</text:span></text:span></text:p>
      <text:p text:style-name="P9"><text:span text:style-name="Strong_20_Emphasis"><text:span text:style-name="T16">bandit 15 → 16: JQttfApK4SeyHwDlI9SXGR50qclOAil1</text:span></text:span></text:p>
      <text:p text:style-name="P11"><text:span text:style-name="Strong_20_Emphasis"><text:span text:style-name="T17">bandit 16 → 17: VwOSWtCA7lRKkTfbr2IDh6awj9RNZM5e</text:span></text:span></text:p>
      <text:p text:style-name="P11"><text:span text:style-name="Strong_20_Emphasis"><text:span text:style-name="T17">bandit 17 → 18: hga5tuuCLF6fFzUpnagiMN8ssu9LFrdg</text:span></text:span></text:p>
      <text:p text:style-name="P12"><text:span text:style-name="Strong_20_Emphasis"><text:span text:style-name="T18">bandit 18 → 19: awhqfNnAbc1naukrpqDYcF95h7HoMTr</text:span></text:span><text:span text:style-name="Strong_20_Emphasis"><text:span text:style-name="T19">C</text:span></text:span></text:p>
      <text:p text:style-name="P13"><text:span text:style-name="Strong_20_Emphasis"><text:span text:style-name="T19">bandit 19 → 20: VxCazJaVykI6W36BkBU0mJTCM8rR95XT</text:span></text:span></text:p>
      <text:p text:style-name="P11"><text:span text:style-name="Strong_20_Emphasis"><text:span text:style-name="T1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9T21:36:49.825768482</meta:creation-date>
    <meta:editing-duration>PT3H32M58S</meta:editing-duration>
    <meta:editing-cycles>16</meta:editing-cycles>
    <meta:generator>LibreOffice/6.4.7.2$Linux_X86_64 LibreOffice_project/40$Build-2</meta:generator>
    <dc:date>2024-05-13T22:15:30.714530915</dc:date>
    <meta:document-statistic meta:table-count="0" meta:image-count="0" meta:object-count="0" meta:page-count="1" meta:paragraph-count="21" meta:word-count="108" meta:character-count="987" meta:non-whitespace-character-count="897"/>
  </office:meta>
</office:document-meta>
</file>